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left"/>
    </style:style>
    <style:style style:name="Tableau1.A" style:family="table-column">
      <style:table-column-properties style:column-width="16.999cm"/>
    </style:style>
    <style:style style:name="Tableau1.1" style:family="table-row">
      <style:table-row-properties fo:background-color="#f0f0f0">
        <style:background-image/>
      </style:table-row-properties>
    </style:style>
    <style:style style:name="Tableau1.A1" style:family="table-cell">
      <style:table-cell-properties style:vertical-align="middle" fo:padding="0.049cm" fo:border="none"/>
    </style:style>
    <style:style style:name="Tableau1.2" style:family="table-row">
      <style:table-row-properties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.397cm" fo:line-height="100%" fo:text-indent="0cm" style:auto-text-indent="false" fo:padding="0cm" fo:border="none"/>
    </style:style>
    <style:style style:name="P3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<text:span text:style-name="Strong_20_Emphasis"><text:span text:style-name="T1">Fiche descriptive 7</text:span></text:span></text:p>
            <text:p text:style-name="P1"><text:bookmark text:name="r-2111661"/><text:span text:style-name="Strong_20_Emphasis"><text:span text:style-name="T1">Nom : </text:span></text:span>Creer un compte (package « Gestion des achats »)<text:line-break/><text:span text:style-name="Strong_20_Emphasis"><text:span text:style-name="T1">Acteur(s) : </text:span></text:span>Acheteur (client), Accéder à son compte.<text:line-break/><text:span text:style-name="Strong_20_Emphasis"><text:span text:style-name="T1">Description : </text:span></text:span><text:span text:style-name="Strong_20_Emphasis"><text:span text:style-name="T3">L'acteur cree un compte en ligne.</text:span></text:span><text:line-break/><text:span text:style-name="Strong_20_Emphasis"><text:span text:style-name="T1">Auteur : </text:span></text:span>Deroussen nicolas<text:line-break/><text:span text:style-name="Strong_20_Emphasis"><text:span text:style-name="T1">Date(s) : </text:span></text:span><text:span text:style-name="Strong_20_Emphasis"><text:span text:style-name="T3">24</text:span></text:span><text:span text:style-name="T3">/0</text:span>6/2019</text:p>
            <text:p text:style-name="P3"><text:bookmark text:name="r-2130205"/><text:span text:style-name="Strong_20_Emphasis"><text:span text:style-name="T1">Pré-conditions : </text:span></text:span>Aucune.<text:line-break/><text:span text:style-name="Strong_20_Emphasis"><text:span text:style-name="T1">Démarrage : </text:span></text:span>L’<text:span text:style-name="T4">utilisateur</text:span> a demandé <text:bookmark text:name="r-2111668"/><text:bookmark text:name="r-2111667"/>la création d'un compte en ligne.</text:p>
            <text:p text:style-name="P3"/>
          </table:table-cell>
        </table:table-row>
        <table:table-row table:style-name="Tableau1.2">
          <table:table-cell table:style-name="Tableau1.A1" office:value-type="string">
            <text:p text:style-name="P1"><text:bookmark text:name="r-2111664"/><text:span text:style-name="Strong_20_Emphasis"><text:span text:style-name="T1">DESCRIPTION</text:span></text:span></text:p>
            <text:p text:style-name="P1"><text:bookmark text:name="r-2111665"/><text:span text:style-name="Strong_20_Emphasis"><text:span text:style-name="T1">Le scénario nominal :</text:span></text:span></text:p>
            <text:p text:style-name="P3"><text:bookmark text:name="r-2111666"/>1. <text:span text:style-name="T3">Le </text:span><text:span text:style-name="T2">système</text:span> affiche la page de création de compte.<text:line-break/>2. <text:span text:style-name="Emphasis"><text:span text:style-name="T4">L</text:span></text:span><text:span text:style-name="Emphasis">’utilisateur </text:span><text:span text:style-name="Emphasis"><text:span text:style-name="T4">remplit les champs : e-mail, login et mot de passe.</text:span></text:span><text:line-break/>3. <text:span text:style-name="Strong_20_Emphasis"><text:span text:style-name="T3">Le </text:span></text:span><text:span text:style-name="Strong_20_Emphasis"><text:span text:style-name="T2">système </text:span></text:span><text:span text:style-name="Strong_20_Emphasis"><text:span text:style-name="T3">envoi un e-mail de confirmation à l'adresse de l'</text:span></text:span><text:span text:style-name="Strong_20_Emphasis"><text:span text:style-name="T7">utilisateur</text:span></text:span><text:span text:style-name="Strong_20_Emphasis"><text:span text:style-name="T3">.</text:span></text:span><text:line-break/>4. <text:span text:style-name="Emphasis"><text:span text:style-name="T4">L</text:span></text:span><text:span text:style-name="Emphasis">’utilisateur </text:span><text:span text:style-name="Emphasis"><text:span text:style-name="T4">clique sur le lien du mail afin de confirmer la création de son compte.</text:span></text:span></text:p>
            <text:p text:style-name="P3"><text:bookmark text:name="r-2111672"/><text:bookmark text:name="r-2111671"/><text:span text:style-name="Emphasis"><text:span text:style-name="T4">5. Le </text:span></text:span><text:span text:style-name="Strong_20_Emphasis"><text:span text:style-name="T5">système</text:span></text:span><text:span text:style-name="Strong_20_Emphasis"><text:span text:style-name="T6"> indique à l'</text:span></text:span><text:span text:style-name="Strong_20_Emphasis"><text:span text:style-name="T7">utilisateur </text:span></text:span><text:span text:style-name="Strong_20_Emphasis"><text:span text:style-name="T6">que son compte est activé.</text:span></text:span></text:p>
            <text:p text:style-name="P3"><text:span text:style-name="Strong_20_Emphasis"><text:span text:style-name="T6"/></text:span></text:p>
          </table:table-cell>
        </table:table-row>
        <table:table-row table:style-name="Tableau1.1">
          <table:table-cell table:style-name="Tableau1.A1" office:value-type="string">
            <text:p text:style-name="P1"><text:bookmark text:name="r-2111669"/><text:span text:style-name="Strong_20_Emphasis"><text:span text:style-name="T1">Les scénarios alternatifs :</text:span></text:span></text:p>
            <text:p text:style-name="P3"><text:bookmark text:name="r-2111670"/>2. <text:span text:style-name="Emphasis"><text:span text:style-name="T4">L</text:span></text:span><text:span text:style-name="Emphasis"><text:span text:style-name="T8">’utilisateur </text:span></text:span><text:span text:style-name="Emphasis"><text:span text:style-name="T4">décide de quitter la page de création de compte.</text:span></text:span></text:p>
            <text:p text:style-name="P3"><text:bookmark text:name="r-2111676"/><text:bookmark text:name="r-2111675"/></text:p>
          </table:table-cell>
        </table:table-row>
        <table:table-row table:style-name="Tableau1.2">
          <table:table-cell table:style-name="Tableau1.A1" office:value-type="string">
            <text:p text:style-name="P1"><text:span text:style-name="Strong_20_Emphasis"><text:span text:style-name="T1">Les scénarios d'exceptions :</text:span></text:span></text:p>
            <text:p text:style-name="P2"><text:span text:style-name="Strong_20_Emphasis"><text:span text:style-name="T3">2.a </text:span></text:span><text:span text:style-name="Emphasis"><text:span text:style-name="T6">Les saisies login ou mot de passe de l</text:span></text:span><text:span text:style-name="Emphasis"><text:span text:style-name="T7">’utilisateur</text:span></text:span><text:span text:style-name="Emphasis"><text:span text:style-name="T6"> sont incorrectes.</text:span></text:span></text:p>
            <text:p text:style-name="P2"><text:span text:style-name="Emphasis"><text:span text:style-name="T6">2.b Le-mail de l'</text:span></text:span><text:span text:style-name="Emphasis"><text:span text:style-name="T7">utilisateur</text:span></text:span><text:span text:style-name="Emphasis"><text:span text:style-name="T6"> existe déjà.</text:span>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Strong_20_Emphasis"><text:span text:style-name="T1">Fin : </text:span></text:span>Scénario nominal : <text:bookmark text:name="r-21116791"/><text:bookmark text:name="r-21116781"/>aux étapes 2 ou 4, sur décision de l'utilisateur.</text:p>
          </table:table-cell>
        </table:table-row>
      </table:table>
      <text:p text:style-name="P3"><text:span text:style-name="Strong_20_Emphasis"><text:span text:style-name="T1">Post-conditions : </text:span></text:span>Aucu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46S</meta:editing-duration>
    <meta:editing-cycles>12</meta:editing-cycles>
    <meta:generator>OpenOffice/4.1.6$Win32 OpenOffice.org_project/416m1$Build-9790</meta:generator>
    <dc:date>2019-07-22T16:31:16.60</dc:date>
    <meta:document-statistic meta:table-count="1" meta:image-count="0" meta:object-count="0" meta:page-count="1" meta:paragraph-count="14" meta:word-count="171" meta:character-count="1028"/>
    <meta:user-defined meta:name="Info 1"/>
    <meta:user-defined meta:name="Info 2"/>
    <meta:user-defined meta:name="Info 3"/>
    <meta:user-defined meta:name="Info 4"/>
  </office:meta>
</office:document-meta>
</file>